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4B0000003842718D080B7A25B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0.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9cm" fo:min-width="3.5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00" style:font-name="FreeSans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FreeSans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FreeSans" fo:font-weight="bold" style:font-weight-asian="bold" style:font-weight-complex="bold"/>
    </style:style>
    <style:style style:name="T2" style:family="text">
      <style:text-properties fo:color="#000000" style:font-name="FreeSans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7.932cm" svg:height="20.899cm" svg:x="0.968cm" svg:y="0.101cm">
          <draw:image xlink:href="Pictures/10000200000004B0000003842718D080B7A25B80.png" xlink:type="simple" xlink:show="embed" xlink:actuate="onLoad">
            <text:p/>
          </draw:image>
        </draw:frame>
        <draw:frame draw:style-name="gr2" draw:text-style-name="P2" draw:layer="layout" svg:width="1.24cm" svg:height="1.045cm" svg:x="4.946cm" svg:y="12.036cm">
          <draw:text-box>
            <text:p><text:span text:style-name="T1">(I)</text:span></text:p>
          </draw:text-box>
        </draw:frame>
        <draw:frame draw:style-name="gr3" draw:text-style-name="P4" draw:layer="layout" svg:width="4.008cm" svg:height="1.469cm" svg:x="7.36cm" svg:y="6.261cm">
          <draw:text-box>
            <text:p text:style-name="P3"><text:span text:style-name="T2">переходное </text:span></text:p>
            <text:p text:style-name="P3"><text:span text:style-name="T2">состояние</text:span></text:p>
          </draw:text-box>
        </draw:frame>
        <draw:frame draw:style-name="gr4" draw:text-style-name="P2" draw:layer="layout" svg:width="1.464cm" svg:height="1.045cm" svg:x="24.9cm" svg:y="16.711cm">
          <draw:text-box>
            <text:p><text:span text:style-name="T1">(F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Александр Александрович Бондарев</meta:initial-creator>
    <meta:creation-date>2018-11-16T08:05:55.048391626</meta:creation-date>
    <dc:date>2018-11-16T08:15:50.887849171</dc:date>
    <dc:creator>Александр Александрович Бондарев</dc:creator>
    <meta:editing-duration>PT6M39S</meta:editing-duration>
    <meta:editing-cycles>2</meta:editing-cycles>
    <meta:generator>LibreOffice/5.2.7.2$Linux_X86_64 LibreOffice_project/20m0$Build-2</meta:generator>
    <meta:document-statistic meta:object-count="4"/>
  </office:meta>
</office:document-meta>
</file>